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Największa</text:p>
          </table:table-cell>
          <table:table-cell table:formula="of:=MAX([.A1:.J1])" office:value-type="float" office:value="567" calcext:value-type="float">
            <text:p>56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ajmniejsza</text:p>
          </table:table-cell>
          <table:table-cell table:formula="of:=MIN([.A1:.J1])"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Średnia</text:p>
          </table:table-cell>
          <table:table-cell table:formula="of:=AVERAGE([.A1:.J1])" office:value-type="float" office:value="113.3" calcext:value-type="float">
            <text:p>113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21:27.055365205</dc:date>
    <meta:editing-duration>PT1M32S</meta:editing-duration>
    <meta:editing-cycles>1</meta:editing-cycles>
    <meta:generator>LibreOffice/6.0.7.3$Linux_X86_64 LibreOffice_project/00m0$Build-3</meta:generator>
    <meta:document-statistic meta:table-count="1" meta:cell-count="16" meta:object-count="0"/>
  </office:meta>
</office:document-meta>
</file>